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4" style:family="table-row">
      <style:table-row-properties style:min-row-height="2.394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use-window-font-color="true" style:font-name="Ubuntu" fo:font-size="12pt" style:text-underline-style="none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Ubuntu" fo:font-size="12pt" style:text-underline-style="none" officeooo:paragraph-rsid="002649f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Ubuntu" fo:font-size="12pt" style:text-underline-style="non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Ubuntu" fo:font-size="12pt" style:text-underline-style="none" officeooo:paragraph-rsid="0021ec1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Ubuntu" fo:font-size="12pt" style:text-underline-style="none" officeooo:rsid="00232eb5" officeooo:paragraph-rsid="00232eb5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use-window-font-color="true" style:font-name="Ubuntu" fo:font-size="12pt" style:text-underline-style="none" officeooo:rsid="0048aff5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"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Ubuntu" fo:font-size="16pt" style:text-underline-style="non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Ubuntu" fo:font-size="14pt" style:text-underline-style="solid" style:text-underline-width="auto" style:text-underline-color="font-color" officeooo:rsid="0025d439" officeooo:paragraph-rsid="0025d439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7.51cm" style:type="center"/>
        </style:tab-stops>
      </style:paragraph-properties>
      <style:text-properties style:use-window-font-color="true" style:font-name="Ubuntu" fo:font-size="20pt" style:text-underline-style="solid" style:text-underline-width="auto" style:text-underline-color="font-color" officeooo:rsid="00123318" officeooo:paragraph-rsid="0025d439" style:font-size-asian="17.5pt" style:font-size-complex="20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7.295cm" style:type="center"/>
          <style:tab-stop style:position="17.607cm" style:type="right"/>
        </style:tab-stops>
      </style:paragraph-properties>
      <style:text-properties fo:font-size="12pt" style:text-underline-style="none" officeooo:rsid="0048aff5" officeooo:paragraph-rsid="0025d439" style:font-size-asian="10.5pt" style:font-size-complex="12pt"/>
    </style:style>
    <style:style style:name="P12" style:family="paragraph" style:parent-style-name="Standard">
      <style:paragraph-properties fo:text-align="end" style:justify-single-word="false">
        <style:tab-stops>
          <style:tab-stop style:position="14.407cm"/>
        </style:tab-stops>
      </style:paragraph-properties>
      <style:text-properties style:font-name="Ubuntu" fo:font-size="12pt" style:text-underline-style="none" officeooo:rsid="0048aff5" officeooo:paragraph-rsid="0025d439" style:font-size-asian="10.5pt" style:font-size-complex="12pt"/>
    </style:style>
    <style:style style:name="P13" style:family="paragraph" style:parent-style-name="Standard">
      <style:text-properties officeooo:paragraph-rsid="002649f0"/>
    </style:style>
    <style:style style:name="P14" style:family="paragraph" style:parent-style-name="Standard">
      <style:paragraph-properties fo:text-align="center" style:justify-single-word="false" fo:break-before="page"/>
      <style:text-properties style:use-window-font-color="true" style:font-name="Ubuntu" fo:font-size="12pt" style:text-underline-style="none" style:font-size-asian="12pt" style:font-size-complex="12pt"/>
    </style:style>
    <style:style style:name="P15" style:family="paragraph" style:parent-style-name="Standard">
      <style:paragraph-properties fo:text-align="start" style:justify-single-word="false" fo:break-before="page"/>
      <style:text-properties style:use-window-font-color="true" style:font-name="Ubuntu" fo:font-size="12pt" style:text-underline-style="none" style:font-size-asian="12pt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style:use-window-font-color="true" style:font-name="Ubuntu" fo:font-size="16pt" style:text-underline-style="none" style:font-size-asian="16pt" style:font-size-complex="16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font-name="Ubuntu" fo:font-size="13pt" style:font-size-asian="13pt" style:font-size-complex="13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Ubuntu" fo:font-size="13pt" officeooo:paragraph-rsid="000de368" style:font-size-asian="13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Ubuntu" fo:font-size="13pt" style:font-size-asian="13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paragraph-rsid="001cf65f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paragraph-rsid="002024b5" style:font-size-asian="13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paragraph-rsid="002649f0" style:font-size-asian="13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rsid="002649f0" officeooo:paragraph-rsid="002649f0" style:font-size-asian="13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Ubuntu" fo:font-size="6pt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Ubuntu" fo:font-size="6pt" officeooo:paragraph-rsid="002649f0" style:font-size-asian="6pt" style:font-size-complex="6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font-name="Ubuntu" fo:font-size="6pt" style:font-size-asian="5.25pt" style:font-size-complex="6pt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3.801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2.09cm"/>
          <style:tab-stop style:position="2.29cm"/>
          <style:tab-stop style:position="2.401cm"/>
          <style:tab-stop style:position="2.6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5.0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4.002cm"/>
          <style:tab-stop style:position="4.2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>
        <style:tab-stops>
          <style:tab-stop style:position="3.995cm"/>
        </style:tab-stops>
      </style:paragraph-properties>
      <style:text-properties style:use-window-font-color="true" style:font-name="Ubuntu" fo:font-size="16pt" officeooo:paragraph-rsid="002649f0" style:font-size-asian="16pt" style:font-size-complex="16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16pt" officeooo:rsid="00232eb5" officeooo:paragraph-rsid="00232eb5" style:font-size-asian="14pt" style:font-size-complex="16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16pt" officeooo:rsid="00232eb5" officeooo:paragraph-rsid="00232eb5" style:font-size-asian="16pt" style:font-size-complex="16pt"/>
    </style:style>
    <style:style style:name="P34" style:family="paragraph" style:parent-style-name="Table_20_Contents">
      <style:paragraph-properties fo:text-align="justify" style:justify-single-word="false"/>
      <style:text-properties style:font-name="Ubuntu" fo:font-size="6pt" style:font-size-asian="5.25pt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6pt" style:font-size-asian="5.25pt" style:font-size-complex="6pt"/>
    </style:style>
    <style:style style:name="P36" style:family="paragraph" style:parent-style-name="Table_20_Contents">
      <style:paragraph-properties fo:text-align="justify" style:justify-single-word="false"/>
      <style:text-properties style:font-name="Ubuntu" fo:font-size="13pt" officeooo:rsid="00232eb5" officeooo:paragraph-rsid="00232eb5" style:font-size-asian="13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13pt" officeooo:rsid="00232eb5" officeooo:paragraph-rsid="00232eb5" style:font-size-asian="13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Ubuntu" fo:font-size="13pt" fo:letter-spacing="normal" fo:font-style="normal" fo:font-weight="normal" style:font-size-asian="13pt" style:font-size-complex="13pt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4.803cm"/>
          <style:tab-stop style:position="4.891cm"/>
        </style:tab-stops>
      </style:paragraph-properties>
      <style:text-properties style:use-window-font-color="true" style:font-name="Ubuntu" fo:font-size="16pt" fo:font-style="normal" style:font-size-asian="16pt" style:font-style-asian="normal" style:font-size-complex="16pt" style:font-style-complex="normal"/>
    </style:style>
    <style:style style:name="P40" style:family="paragraph" style:parent-style-name="Table_20_Contents">
      <style:paragraph-properties fo:text-align="start" style:justify-single-word="false">
        <style:tab-stops>
          <style:tab-stop style:position="3.704cm"/>
          <style:tab-stop style:position="4.304cm"/>
        </style:tab-stops>
      </style:paragraph-properties>
      <style:text-properties style:use-window-font-color="true" style:font-name="Ubuntu" fo:font-size="16pt" officeooo:paragraph-rsid="002649f0" style:font-size-asian="16pt" style:font-size-complex="16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a9c48"/>
    </style:style>
    <style:style style:name="T3" style:family="text">
      <style:text-properties officeooo:rsid="000e6d2a"/>
    </style:style>
    <style:style style:name="T4" style:family="text">
      <style:text-properties officeooo:rsid="001058e5"/>
    </style:style>
    <style:style style:name="T5" style:family="text">
      <style:text-properties officeooo:rsid="001065d7"/>
    </style:style>
    <style:style style:name="T6" style:family="text">
      <style:text-properties officeooo:rsid="00121014"/>
    </style:style>
    <style:style style:name="T7" style:family="text">
      <style:text-properties officeooo:rsid="0015e9ff"/>
    </style:style>
    <style:style style:name="T8" style:family="text">
      <style:text-properties officeooo:rsid="0015ead7"/>
    </style:style>
    <style:style style:name="T9" style:family="text">
      <style:text-properties officeooo:rsid="0017606f"/>
    </style:style>
    <style:style style:name="T10" style:family="text">
      <style:text-properties officeooo:rsid="00195eac"/>
    </style:style>
    <style:style style:name="T11" style:family="text">
      <style:text-properties officeooo:rsid="001a3213"/>
    </style:style>
    <style:style style:name="T12" style:family="text">
      <style:text-properties officeooo:rsid="001b16bc"/>
    </style:style>
    <style:style style:name="T13" style:family="text">
      <style:text-properties officeooo:rsid="001cf74a"/>
    </style:style>
    <style:style style:name="T14" style:family="text">
      <style:text-properties officeooo:rsid="001e3068"/>
    </style:style>
    <style:style style:name="T15" style:family="text">
      <style:text-properties officeooo:rsid="002024b5"/>
    </style:style>
    <style:style style:name="T16" style:family="text">
      <style:text-properties officeooo:rsid="0021ec13"/>
    </style:style>
    <style:style style:name="T17" style:family="text">
      <style:text-properties officeooo:rsid="002423da"/>
    </style:style>
    <style:style style:name="T18" style:family="text">
      <style:text-properties officeooo:rsid="0049f74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649f0"/>
    </style:style>
    <style:style style:name="T21" style:family="text">
      <style:text-properties fo:font-size="12pt" style:text-underline-style="none" officeooo:rsid="0048aff5" style:font-size-asian="10.5pt" style:font-size-complex="12pt"/>
    </style:style>
    <style:style style:name="T22" style:family="text">
      <style:text-properties style:font-name="Ubuntu"/>
    </style:style>
    <style:style style:name="T23" style:family="text">
      <style:text-properties style:font-name="Ubuntu" officeooo:rsid="0049f74f"/>
    </style:style>
    <style:style style:name="T24" style:family="text">
      <style:text-properties officeooo:rsid="002649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yecto: Agenda de contactos<text:span text:style-name="T19"><text:tab/></text:span><text:span text:style-name="T21">Enrique Álvarez Gallego</text:span></text:p>
      <text:p text:style-name="P11"><text:a xlink:type="simple" xlink:href="https://github.com/cristiangj/agenda-contactos.git" text:style-name="Internet_20_link" text:visited-style-name="Visited_20_Internet_20_Link"><text:span text:style-name="T23">(Enlace al repositorio GitHub)</text:span></text:a><text:span text:style-name="T22"><text:tab/>Javier Barbero Gómez</text:span></text:p>
      <text:p text:style-name="P12">Aurora Esteban Toscano</text:p>
      <text:p text:style-name="P6">Cristian García <text:span text:style-name="T18">Jiménez</text:span></text:p>
      <text:p text:style-name="P9">Historias de usuario</text:p>
      <text:p text:style-name="P7"/>
      <table:table table:name="Tabla1" table:style-name="Tabla1">
        <table:table-column table:style-name="Tabla1.A"/>
        <table:table-row>
          <table:table-cell table:style-name="Tabla1.A1" office:value-type="string">
            <text:p text:style-name="P39">1<text:tab/>Insertar un contacto</text:p>
          </table:table-cell>
        </table:table-row>
        <table:table-row>
          <table:table-cell table:style-name="Tabla1.A2" office:value-type="string">
            <text:p text:style-name="P17">Como administrativo</text:p>
            <text:p text:style-name="P17">Quiero insertar un contacto en la agenda</text:p>
            <text:p text:style-name="P17">Para poder consultarlo más tarde</text:p>
            <text:p text:style-name="P17"/>
            <text:p text:style-name="P17">Prioridad: 1</text:p>
            <text:p text:style-name="P17">Estimación: 3h </text:p>
          </table:table-cell>
        </table:table-row>
        <table:table-row>
          <table:table-cell table:style-name="Tabla1.A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17">- El teléfono no se podrá repetir</text:p>
            <text:p text:style-name="P18">- Si se repite, se dará la opción de cambiar el número o cancelar la inserción</text:p>
            <text:p text:style-name="P17">- <text:span text:style-name="T2">El contacto podrá ser buscado y encontrado posteriormente</text:span></text:p>
            <text:p text:style-name="P17">- La aplicación lanzará una advertencia si se introduce un nombre completo que ya existe, <text:span text:style-name="T1">por si realmente quisiera modificar un contacto existente</text:span> </text:p>
            <text:p text:style-name="P17">- La aplicación vigilará que los datos introducidos son válidos (p. ej. caracteres alfabéticos <text:span text:style-name="T1">en el campo 'teléfono')</text:span> 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29">2<text:tab/>Modificar un contacto</text:p>
          </table:table-cell>
        </table:table-row>
        <table:table-row>
          <table:table-cell table:style-name="Tabla2.A2" office:value-type="string">
            <text:p text:style-name="P19">Como administrativo</text:p>
            <text:p text:style-name="P19">Quiero modificar un contacto existente en la agenda</text:p>
            <text:p text:style-name="P19">Para actualizar sus datos </text:p>
            <text:p text:style-name="P19"/>
            <text:p text:style-name="P19">Prioridad: <text:span text:style-name="T6">2</text:span></text:p>
            <text:p text:style-name="P19">Estimación: 2h </text:p>
          </table:table-cell>
        </table:table-row>
        <table:table-row>
          <table:table-cell table:style-name="Tabla2.A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- El usuario <text:span text:style-name="T3">elegirá</text:span> qué campo es el que quiere actualizar</text:p>
            <text:p text:style-name="P19">- Tras actualizar el campo elegido se dará la opción de actualizar otro campo hasta <text:span text:style-name="T5">que </text:span>elija salir</text:p>
            <text:p text:style-name="P19">- La aplicación vigilará que los datos introducidos son válidos (p.ej. caracteres alfabéticos en el campo 'teléfono')</text:p>
            <text:p text:style-name="P19">- Tras modificar el contacto se asegurará que se mantiene el orden alfabético</text:p>
            <text:p text:style-name="P19">- <text:span text:style-name="T4">Tras modificarlo también se asegura que aparecerá en las búsquedas posteriores</text:span></text:p>
          </table:table-cell>
        </table:table-row>
      </table:table>
      <text:p text:style-name="P4"/>
      <text:p text:style-name="P14"/>
      <text:p text:style-name="P3"/>
      <text:p text:style-name="P3"/>
      <text:p text:style-name="P3"/>
      <text:p text:style-name="P3"/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32">3<text:tab/><text:tab/><text:tab/><text:tab/><text:tab/>Borrar un contacto</text:p>
          </table:table-cell>
        </table:table-row>
        <table:table-row>
          <table:table-cell table:style-name="Tabla3.A2" office:value-type="string">
            <text:p text:style-name="P36">Como administrativo</text:p>
            <text:p text:style-name="P36">Quiero borrar un contacto de la agenda</text:p>
            <text:p text:style-name="P36">Para eliminar una entrada innecesaria</text:p>
            <text:p text:style-name="P36"/>
            <text:p text:style-name="P36">Prioridad: 2</text:p>
            <text:p text:style-name="P36">Estimación: 1h </text:p>
          </table:table-cell>
        </table:table-row>
        <table:table-row>
          <table:table-cell table:style-name="Tabla3.A2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36">- Se asegurará que el contacto dejará de aparecer en las búsquedas </text:p>
            <text:p text:style-name="P36">- Se requerirá confirmación del usuario</text:p>
            <text:p text:style-name="P36">- La opción de borrar aparecerá como opción de gestión en la consulta del contacto</text:p>
            <text:p text:style-name="P36">- El orden se mantendrá tras la eliminación 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4" table:style-name="Tabla4">
        <table:table-column table:style-name="Tabla4.A"/>
        <table:table-row>
          <table:table-cell table:style-name="Tabla4.A1" office:value-type="string">
            <text:p text:style-name="P30">4<text:tab/>Buscar/Consultar un contacto</text:p>
          </table:table-cell>
        </table:table-row>
        <table:table-row>
          <table:table-cell table:style-name="Tabla4.A2" office:value-type="string">
            <text:p text:style-name="P19">Como administrativo</text:p>
            <text:p text:style-name="P19">Quiero buscar un contacto en la agenda</text:p>
            <text:p text:style-name="P19">Para consultar sus datos </text:p>
            <text:p text:style-name="P19"/>
            <text:p text:style-name="P19">Prioridad: 1</text:p>
            <text:p text:style-name="P19">Estimación: 5h </text:p>
          </table:table-cell>
        </table:table-row>
        <table:table-row>
          <table:table-cell table:style-name="Tabla4.A2" office:value-type="string">
            <text:p text:style-name="P24"/>
          </table:table-cell>
        </table:table-row>
        <table:table-row>
          <table:table-cell table:style-name="Tabla4.A2" office:value-type="string">
            <text:p text:style-name="P19">- Se podrá buscar <text:span text:style-name="T7">por apellido</text:span></text:p>
            <text:p text:style-name="P19">- Se podrá buscar por una porción de<text:span text:style-name="T7">l mismo</text:span></text:p>
            <text:p text:style-name="P19">- Se mostrarán todos los resultados coincidentes</text:p>
            <text:p text:style-name="P19">- Si no existen entradas que cumplan la búsqueda, se informará de ello al usuario</text:p>
            <text:p text:style-name="P19">- Se darán diferentes opciones a realizar con ese contacto detalladas en otras historias de usuario</text:p>
            <text:p text:style-name="P19">- <text:span text:style-name="T8">Se mostrarán todos los campos del contacto elegido</text:span></text:p>
          </table:table-cell>
        </table:table-row>
      </table:table>
      <text:p text:style-name="P3"/>
      <text:p text:style-name="P16"/>
      <text:p text:style-name="P8"/>
      <text:p text:style-name="P8"/>
      <text:p text:style-name="P8"/>
      <text:p text:style-name="P8"/>
      <table:table table:name="Tabla5" table:style-name="Tabla5">
        <table:table-column table:style-name="Tabla5.A"/>
        <table:table-row>
          <table:table-cell table:style-name="Tabla5.A1" office:value-type="string">
            <text:p text:style-name="P27">5<text:tab/>Hacer una copia de seguridad</text:p>
          </table:table-cell>
        </table:table-row>
        <table:table-row>
          <table:table-cell table:style-name="Tabla5.A2" office:value-type="string">
            <text:p text:style-name="P38">Como administra<text:span text:style-name="T16">tivo</text:span></text:p>
            <text:p text:style-name="P38">Quiero hacer una copia de seguridad de mis contactos</text:p>
            <text:p text:style-name="P38">Para proteger de posibles perdidas o cambios no deseados</text:p>
            <text:p text:style-name="P38"/>
            <text:p text:style-name="P19">Prioridad: <text:span text:style-name="T10">3</text:span></text:p>
            <text:p text:style-name="P19">Estimación: 1h </text:p>
          </table:table-cell>
        </table:table-row>
        <table:table-row>
          <table:table-cell table:style-name="Tabla5.A2" office:value-type="string">
            <text:p text:style-name="P24"/>
          </table:table-cell>
        </table:table-row>
        <table:table-row table:style-name="Tabla5.4">
          <table:table-cell table:style-name="Tabla5.A2" office:value-type="string">
            <text:p text:style-name="P19">- <text:span text:style-name="T9">El identificador de la copia será la fecha y la hora de creación</text:span></text:p>
            <text:p text:style-name="P19">- Se mostrará el tamaño que el archivo tendría y se pide confirmación al usuario</text:p>
            <text:p text:style-name="P19">- <text:span text:style-name="T14">Una vez creada se asegurará que aparecerá en la lista de copias de seguridad al restaurarla o eliminarla</text:span></text:p>
          </table:table-cell>
        </table:table-row>
      </table:table>
      <text:p text:style-name="P1"/>
      <text:p text:style-name="P5"/>
      <text:p text:style-name="P5"/>
      <text:p text:style-name="P5"/>
      <text:p text:style-name="P1"/>
      <text:p text:style-name="P1"/>
      <table:table table:name="Tabla6" table:style-name="Tabla6">
        <table:table-column table:style-name="Tabla6.A"/>
        <table:table-row>
          <table:table-cell table:style-name="Tabla6.A1" office:value-type="string">
            <text:p text:style-name="P33">6<text:tab/><text:tab/><text:tab/>Restaurar una copia de seguridad</text:p>
          </table:table-cell>
        </table:table-row>
        <table:table-row>
          <table:table-cell table:style-name="Tabla6.A2" office:value-type="string">
            <text:p text:style-name="P37">Como administrativo</text:p>
            <text:p text:style-name="P37">Quiero restaurar una de las copias de seguridad que anteriormente haya guardado eligiendo la que desee</text:p>
            <text:p text:style-name="P37">Para volver a un punto de recuperación seguro</text:p>
            <text:p text:style-name="P37"/>
            <text:p text:style-name="P37">Prioridad: 3</text:p>
            <text:p text:style-name="P37">Estimación: 1h </text:p>
          </table:table-cell>
        </table:table-row>
        <table:table-row>
          <table:table-cell table:style-name="Tabla6.A2" office:value-type="string">
            <text:p text:style-name="P35"/>
          </table:table-cell>
        </table:table-row>
        <table:table-row>
          <table:table-cell table:style-name="Tabla6.A2" office:value-type="string">
            <text:p text:style-name="P37">- Las copias de seguridad aparecerán identificadas con la fecha y hora de creación</text:p>
            <text:p text:style-name="P37">- Se mostrarán las copias disponibles o ya realizadas,si no existe ninguna se mostrará un mensaje diciendo que no existe ninguna copia de seguridad almacenada</text:p>
            <text:p text:style-name="P37">- Se mostrará el nombre de la copia de seguridad seleccionada y se pedirá confirmación para restaurar dicha copia al usuario</text:p>
          </table:table-cell>
        </table:table-row>
      </table:table>
      <text:p text:style-name="P1"/>
      <text:p text:style-name="P1"/>
      <text:p text:style-name="P15"/>
      <text:p text:style-name="P1"/>
      <text:p text:style-name="P1"/>
      <text:p text:style-name="P1"/>
      <text:p text:style-name="P1"/>
      <table:table table:name="Tabla7" table:style-name="Tabla7">
        <table:table-column table:style-name="Tabla7.A"/>
        <table:table-row>
          <table:table-cell table:style-name="Tabla7.A1" office:value-type="string">
            <text:p text:style-name="P27">7<text:tab/>Borrar una copia de seguridad</text:p>
          </table:table-cell>
        </table:table-row>
        <table:table-row>
          <table:table-cell table:style-name="Tabla7.A2" office:value-type="string">
            <text:p text:style-name="P19">Como administrativo</text:p>
            <text:p text:style-name="P19">Quiero borrar alguna de las copias de seguridad que tengo ya almacenadas<text:line-break/>Para liberar espacio o porque ya está obsoleta</text:p>
            <text:p text:style-name="P19"/>
            <text:p text:style-name="P19">Prioridad: <text:span text:style-name="T10">4</text:span></text:p>
            <text:p text:style-name="P19">Estimación: 1h </text:p>
          </table:table-cell>
        </table:table-row>
        <table:table-row>
          <table:table-cell table:style-name="Tabla7.A2" office:value-type="string">
            <text:p text:style-name="P24"/>
          </table:table-cell>
        </table:table-row>
        <table:table-row>
          <table:table-cell table:style-name="Tabla7.A2" office:value-type="string">
            <text:p text:style-name="P20">- Las copias de seguridad aparecerán <text:span text:style-name="T11">identificadas con </text:span>la fecha y hora de <text:span text:style-name="T12">creación</text:span></text:p>
            <text:p text:style-name="P19">- <text:span text:style-name="T17">Requerirá de </text:span>confirmación <text:span text:style-name="T17">del usuario </text:span>para borrarla</text:p>
            <text:p text:style-name="P19">- Si no hubiese ninguna copia almacenada se mostrará un mensaje diciendo que no existe ninguna copia almacenada</text:p>
            <text:p text:style-name="P19">- <text:span text:style-name="T13">La copia de seguridad borrada no volverá a aparecer en la lista <text:s/>de copias de seguridad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a8" table:style-name="Tabla8">
        <table:table-column table:style-name="Tabla8.A"/>
        <table:table-row>
          <table:table-cell table:style-name="Tabla8.A1" office:value-type="string">
            <text:p text:style-name="P28">8<text:tab/>Guardar en un formato legible para el usuario</text:p>
          </table:table-cell>
        </table:table-row>
        <table:table-row>
          <table:table-cell table:style-name="Tabla8.A2" office:value-type="string">
            <text:p text:style-name="P19">Como administrativo</text:p>
            <text:p text:style-name="P19">Quiero guardar la lista de contactos en un formato agradable y legible</text:p>
            <text:p text:style-name="P19">Para facilitar la consulta de la agenda</text:p>
            <text:p text:style-name="P19"/>
            <text:p text:style-name="P19">Prioridad: <text:span text:style-name="T10">4</text:span></text:p>
            <text:p text:style-name="P19">Estimación: 2h </text:p>
          </table:table-cell>
        </table:table-row>
        <table:table-row>
          <table:table-cell table:style-name="Tabla8.A2" office:value-type="string">
            <text:p text:style-name="P24"/>
          </table:table-cell>
        </table:table-row>
        <table:table-row>
          <table:table-cell table:style-name="Tabla8.A2" office:value-type="string">
            <text:p text:style-name="P19">- Se guardará en formato de texto plano <text:span text:style-name="T15">(.txt)</text:span></text:p>
            <text:p text:style-name="P21">- El usuario podrá elegir el nombre del archivo generado</text:p>
            <text:p text:style-name="P19">- Se añadirán todos los datos referentes a cada entrada de la agenda</text:p>
            <text:p text:style-name="P19">- Se podrá diferenciar fácilmente a cada entrada</text:p>
            <text:p text:style-name="P19">- Se <text:span text:style-name="T15">especificará</text:span> qu<text:span text:style-name="T15">é</text:span> significa cada campo</text:p>
          </table:table-cell>
        </table:table-row>
      </table:table>
      <text:p text:style-name="P1"/>
      <text:p text:style-name="P15"/>
      <text:p text:style-name="P1"/>
      <text:p text:style-name="P1"/>
      <text:p text:style-name="P1"/>
      <text:p text:style-name="P1"/>
      <text:p text:style-name="P1"/>
      <text:p text:style-name="P2"/>
      <table:table table:name="Tabla9" table:style-name="Tabla9">
        <table:table-column table:style-name="Tabla9.A"/>
        <table:table-row>
          <table:table-cell table:style-name="Tabla9.A1" office:value-type="string">
            <text:p text:style-name="P31"><text:span text:style-name="T24">9</text:span><text:tab/><text:span text:style-name="T24">Mostrar los contactos más frecuentes</text:span></text:p>
          </table:table-cell>
        </table:table-row>
        <table:table-row>
          <table:table-cell table:style-name="Tabla9.A2" office:value-type="string">
            <text:p text:style-name="P23">Como administrativo</text:p>
            <text:p text:style-name="P23">Quiero poder ver los contactos más consultados</text:p>
            <text:p text:style-name="P23">Para acceder a los contactos más eficientemente</text:p>
            <text:p text:style-name="P22"/>
            <text:p text:style-name="P22">Prioridad: <text:span text:style-name="T10">4</text:span></text:p>
            <text:p text:style-name="P22">Estimación: <text:span text:style-name="T24">1</text:span>h </text:p>
          </table:table-cell>
        </table:table-row>
        <table:table-row>
          <table:table-cell table:style-name="Tabla9.A2" office:value-type="string">
            <text:p text:style-name="P25"/>
          </table:table-cell>
        </table:table-row>
        <table:table-row>
          <table:table-cell table:style-name="Tabla9.A2" office:value-type="string">
            <text:p text:style-name="P23">-Cada vez que se realice una consulta a un contacto el peso de ese contacto se incrementa en una unidad</text:p>
            <text:p text:style-name="P23">-Se deben mostrar los N contactos con mayor peso al ejecutar el programa</text:p>
            <text:p text:style-name="P23">-Si no se han realizado consultas la lista en el menú principal está vacía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0"><text:span text:style-name="T24">10</text:span><text:tab/><text:tab/><text:span text:style-name="T24">Mostrar los contactos favoritos</text:span></text:p>
          </table:table-cell>
        </table:table-row>
        <table:table-row>
          <table:table-cell table:style-name="Tabla10.A2" office:value-type="string">
            <text:p text:style-name="P22">Como administrativo</text:p>
            <text:p text:style-name="P23">Quiero acceder a los contactos predefinidos como favoritos</text:p>
            <text:p text:style-name="P23">Para acceder a los contactos más eficientemente</text:p>
            <text:p text:style-name="P22"/>
            <text:p text:style-name="P22">Prioridad: <text:span text:style-name="T10">4</text:span></text:p>
            <text:p text:style-name="P22">Estimación: <text:span text:style-name="T20">1</text:span><text:span text:style-name="T19">h</text:span> </text:p>
          </table:table-cell>
        </table:table-row>
        <table:table-row>
          <table:table-cell table:style-name="Tabla10.A2" office:value-type="string">
            <text:p text:style-name="P25"/>
          </table:table-cell>
        </table:table-row>
        <table:table-row>
          <table:table-cell table:style-name="Tabla10.A2" office:value-type="string">
            <text:p text:style-name="P23">-Si un contacto está marcado como favorito debe aparecer en la lista de favoritos</text:p>
            <text:p text:style-name="P23">-Aparecerá la opción de mostrar favoritos en el menú principal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ora Esteban Toscano</meta:initial-creator>
    <meta:creation-date>2014-11-11T22:19:04.79</meta:creation-date>
    <dc:date>2014-12-11T10:51:12.222343057</dc:date>
    <meta:editing-duration>PT36M37S</meta:editing-duration>
    <meta:editing-cycles>28</meta:editing-cycles>
    <meta:generator>LibreOffice/4.3.3.2$Linux_X86_64 LibreOffice_project/430m0$Build-2</meta:generator>
    <meta:document-statistic meta:table-count="10" meta:image-count="0" meta:object-count="0" meta:page-count="5" meta:paragraph-count="104" meta:word-count="824" meta:character-count="4969" meta:non-whitespace-character-count="4225"/>
  </office:meta>
</office:document-meta>
</file>